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6">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Heading_20_1">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paragraph-properties fo:text-align="start" style:justify-single-word="false" fo:break-before="page"/>
    </style:style>
    <style:style style:name="P29" style:family="paragraph" style:parent-style-name="Heading_20_1" style:list-style-name="">
      <style:paragraph-properties fo:text-align="start" style:justify-single-word="false" fo:break-before="page"/>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4">
      <style:paragraph-properties fo:break-before="page"/>
    </style:style>
    <style:style style:name="P33" style:family="paragraph" style:parent-style-name="Heading_20_3">
      <style:paragraph-properties fo:break-before="pag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1-25</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0">目录</text:p>
          </text:index-title>
          <text:p text:style-name="P31"><text:a xlink:type="simple" xlink:href="#__RefHeading__10649_680043226" text:style-name="Index_20_Link" text:visited-style-name="Index_20_Link">关于本文<text:tab/>5</text:a></text:p>
          <text:p text:style-name="P31"><text:a xlink:type="simple" xlink:href="#__RefHeading__5345_683619096" text:style-name="Index_20_Link" text:visited-style-name="Index_20_Link">什么是KGTP<text:tab/>6</text:a></text:p>
          <text:p text:style-name="P31"><text:a xlink:type="simple" xlink:href="#__RefHeading__3899_71337508" text:style-name="Index_20_Link" text:visited-style-name="Index_20_Link">需要帮助或者汇报问题<text:tab/>7</text:a></text:p>
          <text:p text:style-name="P31"><text:a xlink:type="simple" xlink:href="#__RefHeading__10120_71337508" text:style-name="Index_20_Link" text:visited-style-name="Index_20_Link">GDB调试普通程序和KGTP的区别表<text:tab/>8</text:a></text:p>
          <text:p text:style-name="P31"><text:a xlink:type="simple" xlink:href="#__RefHeading__10122_71337508" text:style-name="Index_20_Link" text:visited-style-name="Index_20_Link">使用KGTP前的准备工作<text:tab/>10</text:a></text:p>
          <text:p text:style-name="P34"><text:a xlink:type="simple" xlink:href="#__RefHeading__10124_71337508" text:style-name="Index_20_Link" text:visited-style-name="Index_20_Link">Linux内核<text:tab/>10</text:a></text:p>
          <text:p text:style-name="P35"><text:a xlink:type="simple" xlink:href="#__RefHeading__10126_71337508" text:style-name="Index_20_Link" text:visited-style-name="Index_20_Link">如果你的系统内核是自己编译的<text:tab/>10</text:a></text:p>
          <text:p text:style-name="P35"><text:a xlink:type="simple" xlink:href="#__RefHeading__10128_71337508" text:style-name="Index_20_Link" text:visited-style-name="Index_20_Link">如果是Android内核<text:tab/>11</text:a></text:p>
          <text:p text:style-name="P35"><text:a xlink:type="simple" xlink:href="#__RefHeading__10130_71337508" text:style-name="Index_20_Link" text:visited-style-name="Index_20_Link">如果你的系统内核是发行版自带的<text:tab/>12</text:a></text:p>
          <text:p text:style-name="P36"><text:a xlink:type="simple" xlink:href="#__RefHeading__10132_71337508" text:style-name="Index_20_Link" text:visited-style-name="Index_20_Link">Ubuntu<text:tab/>12</text:a></text:p>
          <text:p text:style-name="P14"><text:a xlink:type="simple" xlink:href="#__RefHeading__10134_71337508" text:style-name="Index_20_Link" text:visited-style-name="Index_20_Link">安装Linux内核调试镜像的标准方法<text:tab/>12</text:a></text:p>
          <text:p text:style-name="P14"><text:a xlink:type="simple" xlink:href="#__RefHeading__10136_71337508" text:style-name="Index_20_Link" text:visited-style-name="Index_20_Link">安装Linux内核调试镜像的第二方法<text:tab/>12</text:a></text:p>
          <text:p text:style-name="P14"><text:a xlink:type="simple" xlink:href="#__RefHeading__10138_71337508" text:style-name="Index_20_Link" text:visited-style-name="Index_20_Link">安装内核头文件包<text:tab/>13</text:a></text:p>
          <text:p text:style-name="P14"><text:a xlink:type="simple" xlink:href="#__RefHeading__10140_71337508" text:style-name="Index_20_Link" text:visited-style-name="Index_20_Link">安装内核源码<text:tab/>13</text:a></text:p>
          <text:p text:style-name="P37"><text:a xlink:type="simple" xlink:href="#__RefHeading__10657_680043226" text:style-name="Index_20_Link" text:visited-style-name="Index_20_Link">新方法<text:tab/>13</text:a></text:p>
          <text:p text:style-name="P37"><text:a xlink:type="simple" xlink:href="#__RefHeading__10659_680043226" text:style-name="Index_20_Link" text:visited-style-name="Index_20_Link">老方法<text:tab/>13</text:a></text:p>
          <text:p text:style-name="P36"><text:a xlink:type="simple" xlink:href="#__RefHeading__10142_71337508" text:style-name="Index_20_Link" text:visited-style-name="Index_20_Link">Fedora<text:tab/>14</text:a></text:p>
          <text:p text:style-name="P14"><text:a xlink:type="simple" xlink:href="#__RefHeading__10144_71337508" text:style-name="Index_20_Link" text:visited-style-name="Index_20_Link">安装Linux内核调试镜像<text:tab/>14</text:a></text:p>
          <text:p text:style-name="P14"><text:a xlink:type="simple" xlink:href="#__RefHeading__10146_71337508" text:style-name="Index_20_Link" text:visited-style-name="Index_20_Link">安装Linux内核开发包<text:tab/>14</text:a></text:p>
          <text:p text:style-name="P36"><text:a xlink:type="simple" xlink:href="#__RefHeading__10148_71337508" text:style-name="Index_20_Link" text:visited-style-name="Index_20_Link">其他系统<text:tab/>15</text:a></text:p>
          <text:p text:style-name="P35"><text:a xlink:type="simple" xlink:href="#__RefHeading__10150_71337508" text:style-name="Index_20_Link" text:visited-style-name="Index_20_Link">确定Linux内核调试镜像是正确的<text:tab/>16</text:a></text:p>
          <text:p text:style-name="P36"><text:a xlink:type="simple" xlink:href="#__RefHeading__10152_71337508" text:style-name="Index_20_Link" text:visited-style-name="Index_20_Link">当前Linux内核调试镜像在哪<text:tab/>17</text:a></text:p>
          <text:p text:style-name="P36"><text:a xlink:type="simple" xlink:href="#__RefHeading__10154_71337508" text:style-name="Index_20_Link" text:visited-style-name="Index_20_Link">使用/proc/kallsyms<text:tab/>18</text:a></text:p>
          <text:p text:style-name="P36"><text:a xlink:type="simple" xlink:href="#__RefHeading__10156_71337508" text:style-name="Index_20_Link" text:visited-style-name="Index_20_Link">使用linux_banner<text:tab/>19</text:a></text:p>
          <text:p text:style-name="P35"><text:a xlink:type="simple" xlink:href="#__RefHeading__10754_71337508" text:style-name="Index_20_Link" text:visited-style-name="Index_20_Link">处理Linux内核调试镜像地址信息和Linux内核执行时不同的问题<text:tab/>20</text:a></text:p>
          <text:p text:style-name="P34"><text:a xlink:type="simple" xlink:href="#__RefHeading__10756_71337508" text:style-name="Index_20_Link" text:visited-style-name="Index_20_Link">取得KGTP<text:tab/>21</text:a></text:p>
          <text:p text:style-name="P35"><text:a xlink:type="simple" xlink:href="#__RefHeading__10758_71337508" text:style-name="Index_20_Link" text:visited-style-name="Index_20_Link">通过http下载KGTP<text:tab/>21</text:a></text:p>
          <text:p text:style-name="P35"><text:a xlink:type="simple" xlink:href="#__RefHeading__10760_71337508" text:style-name="Index_20_Link" text:visited-style-name="Index_20_Link">通过git下载KGTP<text:tab/>22</text:a></text:p>
          <text:p text:style-name="P35"><text:a xlink:type="simple" xlink:href="#__RefHeading__10791_1267614711" text:style-name="Index_20_Link" text:visited-style-name="Index_20_Link">镜像<text:tab/>23</text:a></text:p>
          <text:p text:style-name="P34"><text:a xlink:type="simple" xlink:href="#__RefHeading__10762_71337508" text:style-name="Index_20_Link" text:visited-style-name="Index_20_Link">配置KGTP<text:tab/>24</text:a></text:p>
          <text:p text:style-name="P34"><text:a xlink:type="simple" xlink:href="#__RefHeading__10764_71337508" text:style-name="Index_20_Link" text:visited-style-name="Index_20_Link">编译KGTP<text:tab/>25</text:a></text:p>
          <text:p text:style-name="P35"><text:a xlink:type="simple" xlink:href="#__RefHeading__10766_71337508" text:style-name="Index_20_Link" text:visited-style-name="Index_20_Link">普通编译<text:tab/>25</text:a></text:p>
          <text:p text:style-name="P35"><text:a xlink:type="simple" xlink:href="#__RefHeading__10768_71337508" text:style-name="Index_20_Link" text:visited-style-name="Index_20_Link">用一些特殊选项编译KGTP<text:tab/>26</text:a></text:p>
          <text:p text:style-name="P34"><text:a xlink:type="simple" xlink:href="#__RefHeading__10770_71337508" text:style-name="Index_20_Link" text:visited-style-name="Index_20_Link">安装和卸载 KGTP<text:tab/>27</text:a></text:p>
          <text:p text:style-name="P34"><text:a xlink:type="simple" xlink:href="#__RefHeading__10772_71337508" text:style-name="Index_20_Link" text:visited-style-name="Index_20_Link">和DKMS一起使用KGTP<text:tab/>28</text:a></text:p>
          <text:p text:style-name="P34"><text:a xlink:type="simple" xlink:href="#__RefHeading__10774_71337508" text:style-name="Index_20_Link" text:visited-style-name="Index_20_Link">使用KGTP Linux内核patch<text:tab/>29</text:a></text:p>
          <text:p text:style-name="P34"><text:a xlink:type="simple" xlink:href="#__RefHeading__10776_71337508" text:style-name="Index_20_Link" text:visited-style-name="Index_20_Link">安装可以和KGTP一起使用的GDB<text:tab/>30</text:a></text:p>
          <text:p text:style-name="P31"><text:a xlink:type="simple" xlink:href="#__RefHeading__11575_71337508" text:style-name="Index_20_Link" text:visited-style-name="Index_20_Link">如何让GDB连接KGTP<text:tab/>31</text:a></text:p>
          <text:p text:style-name="P34"><text:a xlink:type="simple" xlink:href="#__RefHeading__11577_71337508" text:style-name="Index_20_Link" text:visited-style-name="Index_20_Link">普通Linux<text:tab/>31</text:a></text:p>
          <text:p text:style-name="P35"><text:a xlink:type="simple" xlink:href="#__RefHeading__11579_71337508" text:style-name="Index_20_Link" text:visited-style-name="Index_20_Link">安装KGTP模块<text:tab/>31</text:a></text:p>
          <text:p text:style-name="P35"><text:a xlink:type="simple" xlink:href="#__RefHeading__11581_71337508" text:style-name="Index_20_Link" text:visited-style-name="Index_20_Link">处理找不到"/sys/kernel/debug/gtp"的问题<text:tab/>32</text:a></text:p>
          <text:p text:style-name="P35"><text:a xlink:type="simple" xlink:href="#__RefHeading__11583_71337508" text:style-name="Index_20_Link" text:visited-style-name="Index_20_Link">让GDB连接到KGTP<text:tab/>33</text:a></text:p>
          <text:p text:style-name="P36"><text:a xlink:type="simple" xlink:href="#__RefHeading__10902_1675807557" text:style-name="Index_20_Link" text:visited-style-name="Index_20_Link">装载Linux内核调试镜像到GDB<text:tab/>33</text:a></text:p>
          <text:p text:style-name="P36"><text:a xlink:type="simple" xlink:href="#__RefHeading__11585_71337508" text:style-name="Index_20_Link" text:visited-style-name="Index_20_Link">GDB在本地主机上<text:tab/>34</text:a></text:p>
          <text:p text:style-name="P36"><text:a xlink:type="simple" xlink:href="#__RefHeading__11587_71337508" text:style-name="Index_20_Link" text:visited-style-name="Index_20_Link">如果GDB在远程主机上<text:tab/>35</text:a></text:p>
          <text:p text:style-name="P34"><text:a xlink:type="simple" xlink:href="#__RefHeading__11589_71337508" text:style-name="Index_20_Link" text:visited-style-name="Index_20_Link">Android<text:tab/>36</text:a></text:p>
          <text:p text:style-name="P35"><text:soft-page-break/><text:a xlink:type="simple" xlink:href="#__RefHeading__11591_71337508" text:style-name="Index_20_Link" text:visited-style-name="Index_20_Link">安装KGTP模块<text:tab/>37</text:a></text:p>
          <text:p text:style-name="P35"><text:a xlink:type="simple" xlink:href="#__RefHeading__11593_71337508" text:style-name="Index_20_Link" text:visited-style-name="Index_20_Link">处理找不到"/sys/kernel/debug/gtp"的问题<text:tab/>38</text:a></text:p>
          <text:p text:style-name="P35"><text:a xlink:type="simple" xlink:href="#__RefHeading__11595_71337508" text:style-name="Index_20_Link" text:visited-style-name="Index_20_Link">GDB连接KGTP<text:tab/>39</text:a></text:p>
          <text:p text:style-name="P31"><text:a xlink:type="simple" xlink:href="#__RefHeading__11597_71337508" text:style-name="Index_20_Link" text:visited-style-name="Index_20_Link">增加模块的符号信息到GDB<text:tab/>40</text:a></text:p>
          <text:p text:style-name="P34"><text:a xlink:type="simple" xlink:href="#__RefHeading__11599_71337508" text:style-name="Index_20_Link" text:visited-style-name="Index_20_Link">如何使用getmod<text:tab/>41</text:a></text:p>
          <text:p text:style-name="P34"><text:a xlink:type="simple" xlink:href="#__RefHeading__11601_71337508" text:style-name="Index_20_Link" text:visited-style-name="Index_20_Link">如何使用getmod.py<text:tab/>42</text:a></text:p>
          <text:p text:style-name="P31"><text:a xlink:type="simple" xlink:href="#__RefHeading__11603_71337508" text:style-name="Index_20_Link" text:visited-style-name="Index_20_Link">如何使用GDB控制KGTP跟踪和调试Linux内核<text:tab/>43</text:a></text:p>
          <text:p text:style-name="P34"><text:a xlink:type="simple" xlink:href="#__RefHeading__11605_71337508" text:style-name="Index_20_Link" text:visited-style-name="Index_20_Link">在普通模式直接访问当前值<text:tab/>43</text:a></text:p>
          <text:p text:style-name="P35"><text:a xlink:type="simple" xlink:href="#__RefHeading__11607_71337508" text:style-name="Index_20_Link" text:visited-style-name="Index_20_Link">Linux内核的内存<text:tab/>44</text:a></text:p>
          <text:p text:style-name="P35"><text:a xlink:type="simple" xlink:href="#__RefHeading__11609_71337508" text:style-name="Index_20_Link" text:visited-style-name="Index_20_Link">用户程序的内存<text:tab/>45</text:a></text:p>
          <text:p text:style-name="P35"><text:a xlink:type="simple" xlink:href="#__RefHeading__11611_71337508" text:style-name="Index_20_Link" text:visited-style-name="Index_20_Link">trace状态变量<text:tab/>46</text:a></text:p>
          <text:p text:style-name="P34"><text:a xlink:type="simple" xlink:href="#__RefHeading__11613_71337508" text:style-name="Index_20_Link" text:visited-style-name="Index_20_Link">GDB tracepoint<text:tab/>47</text:a></text:p>
          <text:p text:style-name="P35"><text:a xlink:type="simple" xlink:href="#__RefHeading__12707_71337508" text:style-name="Index_20_Link" text:visited-style-name="Index_20_Link">设置tracepint<text:tab/>48</text:a></text:p>
          <text:p text:style-name="P36"><text:a xlink:type="simple" xlink:href="#__RefHeading__12709_71337508" text:style-name="Index_20_Link" text:visited-style-name="Index_20_Link">这个函数确实存在但是设置tracepoint到上面会失败如何处理<text:tab/>49</text:a></text:p>
          <text:p text:style-name="P35"><text:a xlink:type="simple" xlink:href="#__RefHeading__12711_71337508" text:style-name="Index_20_Link" text:visited-style-name="Index_20_Link">如何设置条件tracepoint<text:tab/>50</text:a></text:p>
          <text:p text:style-name="P36"><text:a xlink:type="simple" xlink:href="#__RefHeading__12713_71337508" text:style-name="Index_20_Link" text:visited-style-name="Index_20_Link">如何处理错误 "Unsupported operator (null) (52) in expression."<text:tab/>51</text:a></text:p>
          <text:p text:style-name="P35"><text:a xlink:type="simple" xlink:href="#__RefHeading__12715_71337508" text:style-name="Index_20_Link" text:visited-style-name="Index_20_Link">actions [num]<text:tab/>52</text:a></text:p>
          <text:p text:style-name="P36"><text:a xlink:type="simple" xlink:href="#__RefHeading__12717_71337508" text:style-name="Index_20_Link" text:visited-style-name="Index_20_Link">collect expr1, expr2, ...<text:tab/>53</text:a></text:p>
          <text:p text:style-name="P36"><text:a xlink:type="simple" xlink:href="#__RefHeading__12719_71337508" text:style-name="Index_20_Link" text:visited-style-name="Index_20_Link">teval expr1, expr2, ...<text:tab/>54</text:a></text:p>
          <text:p text:style-name="P36"><text:a xlink:type="simple" xlink:href="#__RefHeading__12721_71337508" text:style-name="Index_20_Link" text:visited-style-name="Index_20_Link">while-stepping n<text:tab/>55</text:a></text:p>
          <text:p text:style-name="P35"><text:a xlink:type="simple" xlink:href="#__RefHeading__12723_71337508" text:style-name="Index_20_Link" text:visited-style-name="Index_20_Link">启动和停止 tracepoint<text:tab/>56</text:a></text:p>
          <text:p text:style-name="P35"><text:a xlink:type="simple" xlink:href="#__RefHeading__12725_71337508" text:style-name="Index_20_Link" text:visited-style-name="Index_20_Link">Enable 和 disable tracepoint<text:tab/>57</text:a></text:p>
          <text:p text:style-name="P35"><text:a xlink:type="simple" xlink:href="#__RefHeading__12727_71337508" text:style-name="Index_20_Link" text:visited-style-name="Index_20_Link">用tfind选择trace帧缓存里面的条目<text:tab/>58</text:a></text:p>
          <text:p text:style-name="P36"><text:a xlink:type="simple" xlink:href="#__RefHeading__12729_71337508" text:style-name="Index_20_Link" text:visited-style-name="Index_20_Link">如何处理错误 "No such file or directory." 或者 "没有那个文件或目录."<text:tab/>59</text:a></text:p>
          <text:p text:style-name="P35"><text:a xlink:type="simple" xlink:href="#__RefHeading__12731_71337508" text:style-name="Index_20_Link" text:visited-style-name="Index_20_Link">保存trace帧信息到一个文件中<text:tab/>60</text:a></text:p>
          <text:p text:style-name="P35"><text:a xlink:type="simple" xlink:href="#__RefHeading__12733_71337508" text:style-name="Index_20_Link" text:visited-style-name="Index_20_Link">显示和存储tracepoint<text:tab/>61</text:a></text:p>
          <text:p text:style-name="P35"><text:a xlink:type="simple" xlink:href="#__RefHeading__12735_71337508" text:style-name="Index_20_Link" text:visited-style-name="Index_20_Link">删除tracepoint<text:tab/>62</text:a></text:p>
          <text:p text:style-name="P35"><text:a xlink:type="simple" xlink:href="#__RefHeading__12737_71337508" text:style-name="Index_20_Link" text:visited-style-name="Index_20_Link">用tracepoint从内核中某点取得寄存器信息<text:tab/>63</text:a></text:p>
          <text:p text:style-name="P35"><text:a xlink:type="simple" xlink:href="#__RefHeading__12739_71337508" text:style-name="Index_20_Link" text:visited-style-name="Index_20_Link">用tracepoint从内核中某点取得变量的值<text:tab/>65</text:a></text:p>
          <text:p text:style-name="P35"><text:a xlink:type="simple" xlink:href="#__RefHeading__12741_71337508" text:style-name="Index_20_Link" text:visited-style-name="Index_20_Link">显示当前这一条trace缓存里存储的所有信息<text:tab/>66</text:a></text:p>
          <text:p text:style-name="P35"><text:a xlink:type="simple" xlink:href="#__RefHeading__12743_71337508" text:style-name="Index_20_Link" text:visited-style-name="Index_20_Link">取得 tracepoint 的状态<text:tab/>67</text:a></text:p>
          <text:p text:style-name="P35"><text:a xlink:type="simple" xlink:href="#__RefHeading__12745_71337508" text:style-name="Index_20_Link" text:visited-style-name="Index_20_Link">设置trace缓存为循环缓存<text:tab/>68</text:a></text:p>
          <text:p text:style-name="P35"><text:a xlink:type="simple" xlink:href="#__RefHeading__12747_71337508" text:style-name="Index_20_Link" text:visited-style-name="Index_20_Link">GDB断开的时候不要停止tracepoint<text:tab/>69</text:a></text:p>
          <text:p text:style-name="P35"><text:a xlink:type="simple" xlink:href="#__RefHeading__12749_71337508" text:style-name="Index_20_Link" text:visited-style-name="Index_20_Link">kprobes-optimization和tracepoint的执行速度<text:tab/>70</text:a></text:p>
          <text:p text:style-name="P34"><text:a xlink:type="simple" xlink:href="#__RefHeading__12751_71337508" text:style-name="Index_20_Link" text:visited-style-name="Index_20_Link">如何使用trace状态变量<text:tab/>71</text:a></text:p>
          <text:p text:style-name="P35"><text:a xlink:type="simple" xlink:href="#__RefHeading__12753_71337508" text:style-name="Index_20_Link" text:visited-style-name="Index_20_Link">普通trace状态变量<text:tab/>72</text:a></text:p>
          <text:p text:style-name="P35"><text:a xlink:type="simple" xlink:href="#__RefHeading__12755_71337508" text:style-name="Index_20_Link" text:visited-style-name="Index_20_Link">Per_cpu trace状态变量<text:tab/>74</text:a></text:p>
          <text:p text:style-name="P36"><text:a xlink:type="simple" xlink:href="#__RefHeading__13574_71337508" text:style-name="Index_20_Link" text:visited-style-name="Index_20_Link">如何定义<text:tab/>75</text:a></text:p>
          <text:p text:style-name="P14"><text:a xlink:type="simple" xlink:href="#__RefHeading__13576_71337508" text:style-name="Index_20_Link" text:visited-style-name="Index_20_Link">本地CPU变量<text:tab/>75</text:a></text:p>
          <text:p text:style-name="P14"><text:a xlink:type="simple" xlink:href="#__RefHeading__13578_71337508" text:style-name="Index_20_Link" text:visited-style-name="Index_20_Link">CPU id变量<text:tab/>75</text:a></text:p>
          <text:p text:style-name="P36"><text:a xlink:type="simple" xlink:href="#__RefHeading__13580_71337508" text:style-name="Index_20_Link" text:visited-style-name="Index_20_Link">例子1<text:tab/>76</text:a></text:p>
          <text:p text:style-name="P36"><text:a xlink:type="simple" xlink:href="#__RefHeading__13582_71337508" text:style-name="Index_20_Link" text:visited-style-name="Index_20_Link">例子2<text:tab/>77</text:a></text:p>
          <text:p text:style-name="P35"><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8</text:a></text:p>
          <text:p text:style-name="P35"><text:a xlink:type="simple" xlink:href="#__RefHeading__13586_71337508" text:style-name="Index_20_Link" text:visited-style-name="Index_20_Link">特殊trace状态变量 $self_trace<text:tab/>80</text:a></text:p>
          <text:p text:style-name="P35"><text:a xlink:type="simple" xlink:href="#__RefHeading__13588_71337508" text:style-name="Index_20_Link" text:visited-style-name="Index_20_Link">用$kret trace函数的结尾<text:tab/>81</text:a></text:p>
          <text:p text:style-name="P35"><text:soft-page-break/><text:a xlink:type="simple" xlink:href="#__RefHeading__13590_71337508" text:style-name="Index_20_Link" text:visited-style-name="Index_20_Link">用 $ignore_error 和 $last_errno 忽略tstart的错误<text:tab/>82</text:a></text:p>
          <text:p text:style-name="P35"><text:a xlink:type="simple" xlink:href="#__RefHeading__13592_71337508" text:style-name="Index_20_Link" text:visited-style-name="Index_20_Link">使用 $cooked_clock 和 $cooked_rdtsc 取得不包含KGTP运行时间的时间信息<text:tab/>83</text:a></text:p>
          <text:p text:style-name="P35"><text:a xlink:type="simple" xlink:href="#__RefHeading__13594_71337508" text:style-name="Index_20_Link" text:visited-style-name="Index_20_Link">使用 $xtime_sec 和 $xtime_nsec 取得 timespec<text:tab/>84</text:a></text:p>
          <text:p text:style-name="P34"><text:a xlink:type="simple" xlink:href="#__RefHeading__13596_71337508" text:style-name="Index_20_Link" text:visited-style-name="Index_20_Link">如何 backtrace (stack dump)<text:tab/>85</text:a></text:p>
          <text:p text:style-name="P35"><text:a xlink:type="simple" xlink:href="#__RefHeading__13598_71337508" text:style-name="Index_20_Link" text:visited-style-name="Index_20_Link">通过$bt收集栈并用GDB命令backtrace进行分析<text:tab/>86</text:a></text:p>
          <text:p text:style-name="P35"><text:a xlink:type="simple" xlink:href="#__RefHeading__13600_71337508" text:style-name="Index_20_Link" text:visited-style-name="Index_20_Link">用$_ret来取得当前函数的调用函数的栈<text:tab/>89</text:a></text:p>
          <text:p text:style-name="P35"><text:a xlink:type="simple" xlink:href="#__RefHeading__13602_71337508" text:style-name="Index_20_Link" text:visited-style-name="Index_20_Link">用 $dump_stack 输出栈分析到printk里<text:tab/>91</text:a></text:p>
          <text:p text:style-name="P34"><text:a xlink:type="simple" xlink:href="#__RefHeading__13604_71337508" text:style-name="Index_20_Link" text:visited-style-name="Index_20_Link">如何让tracepoint直接输出信息<text:tab/>92</text:a></text:p>
          <text:p text:style-name="P35"><text:a xlink:type="simple" xlink:href="#__RefHeading__9855_1050592842" text:style-name="Index_20_Link" text:visited-style-name="Index_20_Link">切换collect为直接输出数据<text:tab/>92</text:a></text:p>
          <text:p text:style-name="P34"><text:a xlink:type="simple" xlink:href="#__RefHeading__9857_1050592842" text:style-name="Index_20_Link" text:visited-style-name="Index_20_Link">如何用watch tracepoint控制硬件断点记录内存访问<text:tab/>94</text:a></text:p>
          <text:p text:style-name="P35"><text:a xlink:type="simple" xlink:href="#__RefHeading__9859_1050592842" text:style-name="Index_20_Link" text:visited-style-name="Index_20_Link">watch tracepoint的trace状态变量<text:tab/>95</text:a></text:p>
          <text:p text:style-name="P35"><text:a xlink:type="simple" xlink:href="#__RefHeading__9861_1050592842" text:style-name="Index_20_Link" text:visited-style-name="Index_20_Link">静态watch tracepoint<text:tab/>98</text:a></text:p>
          <text:p text:style-name="P35"><text:a xlink:type="simple" xlink:href="#__RefHeading__11527_1050592842" text:style-name="Index_20_Link" text:visited-style-name="Index_20_Link">动态watch tracepoint<text:tab/>99</text:a></text:p>
          <text:p text:style-name="P34"><text:a xlink:type="simple" xlink:href="#__RefHeading__11529_1050592842" text:style-name="Index_20_Link" text:visited-style-name="Index_20_Link">使用while-stepping让Linux内核做单步<text:tab/>100</text:a></text:p>
          <text:p text:style-name="P35"><text:a xlink:type="simple" xlink:href="#__RefHeading__11531_1050592842" text:style-name="Index_20_Link" text:visited-style-name="Index_20_Link">如何使用 while-stepping<text:tab/>100</text:a></text:p>
          <text:p text:style-name="P35"><text:a xlink:type="simple" xlink:href="#__RefHeading__11533_1050592842" text:style-name="Index_20_Link" text:visited-style-name="Index_20_Link">读while-stepping的traceframe<text:tab/>101</text:a></text:p>
          <text:p text:style-name="P34"><text:a xlink:type="simple" xlink:href="#__RefHeading__11535_1050592842" text:style-name="Index_20_Link" text:visited-style-name="Index_20_Link">如何显示被优化掉的变量值<text:tab/>103</text:a></text:p>
          <text:p text:style-name="P35"><text:a xlink:type="simple" xlink:href="#__RefHeading__11537_1050592842" text:style-name="Index_20_Link" text:visited-style-name="Index_20_Link">升级你的GCC<text:tab/>103</text:a></text:p>
          <text:p text:style-name="P35"><text:a xlink:type="simple" xlink:href="#__RefHeading__11539_1050592842" text:style-name="Index_20_Link" text:visited-style-name="Index_20_Link">通过分析汇编代码取得访问被优化掉变量的方法<text:tab/>104</text:a></text:p>
          <text:p text:style-name="P34"><text:a xlink:type="simple" xlink:href="#__RefHeading__11541_1050592842" text:style-name="Index_20_Link" text:visited-style-name="Index_20_Link">如何取得函数指针指向的函数<text:tab/>107</text:a></text:p>
          <text:p text:style-name="P35"><text:a xlink:type="simple" xlink:href="#__RefHeading__11543_1050592842" text:style-name="Index_20_Link" text:visited-style-name="Index_20_Link">如果函数指针没有被优化掉<text:tab/>107</text:a></text:p>
          <text:p text:style-name="P35"><text:a xlink:type="simple" xlink:href="#__RefHeading__11545_1050592842" text:style-name="Index_20_Link" text:visited-style-name="Index_20_Link">如果函数指针被优化掉了<text:tab/>108</text:a></text:p>
          <text:p text:style-name="P34"><text:a xlink:type="simple" xlink:href="#__RefHeading__11547_1050592842" text:style-name="Index_20_Link" text:visited-style-name="Index_20_Link">/sys/kernel/debug/gtpframe和离线调试<text:tab/>109</text:a></text:p>
          <text:p text:style-name="P34"><text:a xlink:type="simple" xlink:href="#__RefHeading__11549_1050592842" text:style-name="Index_20_Link" text:visited-style-name="Index_20_Link">如何使用 /sys/kernel/debug/gtpframe_pipe<text:tab/>111</text:a></text:p>
          <text:p text:style-name="P35"><text:a xlink:type="simple" xlink:href="#__RefHeading__11551_1050592842" text:style-name="Index_20_Link" text:visited-style-name="Index_20_Link">用GDB读帧信息<text:tab/>111</text:a></text:p>
          <text:p text:style-name="P35"><text:a xlink:type="simple" xlink:href="#__RefHeading__11553_1050592842" text:style-name="Index_20_Link" text:visited-style-name="Index_20_Link">用cat读帧信息<text:tab/>112</text:a></text:p>
          <text:p text:style-name="P35"><text:a xlink:type="simple" xlink:href="#__RefHeading__11555_1050592842" text:style-name="Index_20_Link" text:visited-style-name="Index_20_Link">用getframe读帧信息<text:tab/>113</text:a></text:p>
          <text:p text:style-name="P35"><text:a xlink:type="simple" xlink:href="#__RefHeading__11557_1050592842" text:style-name="Index_20_Link" text:visited-style-name="Index_20_Link">使用 $pipe_trace<text:tab/>114</text:a></text:p>
          <text:p text:style-name="P34"><text:a xlink:type="simple" xlink:href="#__RefHeading__11559_1050592842" text:style-name="Index_20_Link" text:visited-style-name="Index_20_Link">和用户层程序一起使用KGTP<text:tab/>115</text:a></text:p>
          <text:p text:style-name="P35"><text:a xlink:type="simple" xlink:href="#__RefHeading__11561_1050592842" text:style-name="Index_20_Link" text:visited-style-name="Index_20_Link">直接读用户层程序的内存<text:tab/>115</text:a></text:p>
          <text:p text:style-name="P35"><text:a xlink:type="simple" xlink:href="#__RefHeading__11563_1050592842" text:style-name="Index_20_Link" text:visited-style-name="Index_20_Link">在tracepoint收集用户层程序的栈信息(可用来做backtrace)<text:tab/>116</text:a></text:p>
          <text:p text:style-name="P35"><text:a xlink:type="simple" xlink:href="#__RefHeading__11565_1050592842" text:style-name="Index_20_Link" text:visited-style-name="Index_20_Link">如何使用 add-ons/hotcode.py<text:tab/>119</text:a></text:p>
          <text:p text:style-name="P34"><text:a xlink:type="simple" xlink:href="#__RefHeading__11567_1050592842" text:style-name="Index_20_Link" text:visited-style-name="Index_20_Link">如何增加用C写的插件<text:tab/>120</text:a></text:p>
          <text:p text:style-name="P35"><text:a xlink:type="simple" xlink:href="#__RefHeading__11569_1050592842" text:style-name="Index_20_Link" text:visited-style-name="Index_20_Link">API<text:tab/>121</text:a></text:p>
          <text:p text:style-name="P35"><text:a xlink:type="simple" xlink:href="#__RefHeading__11571_1050592842" text:style-name="Index_20_Link" text:visited-style-name="Index_20_Link">例子<text:tab/>123</text:a></text:p>
          <text:p text:style-name="P35"><text:a xlink:type="simple" xlink:href="#__RefHeading__11573_1050592842" text:style-name="Index_20_Link" text:visited-style-name="Index_20_Link">如何使用<text:tab/>124</text:a></text:p>
          <text:p text:style-name="P34"><text:a xlink:type="simple" xlink:href="#__RefHeading__11575_1050592842" text:style-name="Index_20_Link" text:visited-style-name="Index_20_Link">如何使用性能计数器<text:tab/>125</text:a></text:p>
          <text:p text:style-name="P35"><text:a xlink:type="simple" xlink:href="#__RefHeading__11577_1050592842" text:style-name="Index_20_Link" text:visited-style-name="Index_20_Link">定义一个perf event trace状态变量<text:tab/>126</text:a></text:p>
          <text:p text:style-name="P35"><text:a xlink:type="simple" xlink:href="#__RefHeading__11579_1050592842" text:style-name="Index_20_Link" text:visited-style-name="Index_20_Link">定义一个per_cpu perf event trace状态变量<text:tab/>127</text:a></text:p>
          <text:p text:style-name="P35"><text:a xlink:type="simple" xlink:href="#__RefHeading__11581_1050592842" text:style-name="Index_20_Link" text:visited-style-name="Index_20_Link">perf event的类型和配置<text:tab/>128</text:a></text:p>
          <text:p text:style-name="P35"><text:a xlink:type="simple" xlink:href="#__RefHeading__11583_1050592842" text:style-name="Index_20_Link" text:visited-style-name="Index_20_Link">用$p_pe_en打开和关闭一个CPU上所有的perf event<text:tab/>130</text:a></text:p>
          <text:p text:style-name="P35"><text:a xlink:type="simple" xlink:href="#__RefHeading__11585_1050592842" text:style-name="Index_20_Link" text:visited-style-name="Index_20_Link">用来帮助设置和取得perf event trace状态变量的GDB脚本<text:tab/>131</text:a></text:p>
        </text:index-body>
      </text:table-of-content>
      <text:p text:style-name="P4"/>
      <text:h text:style-name="P29"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8"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7"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7"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7"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15654478081" text:style-name="L1">
        <text:list-item>
          <text:p text:style-name="P15">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754557713" text:style-name="L2">
        <text:list-item>
          <text:p text:style-name="P16">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52800843" text:style-name="L3">
        <text:list-item>
          <text:p text:style-name="P17">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288770611" text:style-name="L4">
        <text:list-item>
          <text:p text:style-name="P18">安装源码包：</text:p>
        </text:list-item>
      </text:list>
      <text:p text:style-name="Quotations">sudo apt-get install linux-source</text:p>
      <text:list xml:id="list1537120379" text:style-name="L5">
        <text:list-item>
          <text:p text:style-name="P19">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2"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2"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2"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2"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2"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309785031" text:style-name="L6">
        <text:list-item>
          <text:p text:style-name="P20"><text:span text:style-name="T1">gtp_3.7_to_upstream.patch</text:span> 是给Linux kernel 从3.7到upstream的patch。</text:p>
        </text:list-item>
        <text:list-item>
          <text:p text:style-name="P20"><text:span text:style-name="T1">gtp_3.0_to_3.6.patch</text:span> 是给Linux kernel 从3.0到3.6的patch。</text:p>
        </text:list-item>
        <text:list-item>
          <text:p text:style-name="P20"><text:span text:style-name="T1">gtp_2.6.39.patch</text:span> 是给Linux kernel 2.6.39的patch。</text:p>
        </text:list-item>
        <text:list-item>
          <text:p text:style-name="P20"><text:span text:style-name="T1">gtp_2.6.33_to_2.6.38.patch</text:span> 是给Linux kernel 从2.6.33到2.6.38的patch。</text:p>
        </text:list-item>
        <text:list-item>
          <text:p text:style-name="P20"><text:span text:style-name="T1">gtp_2.6.20_to_2.6.32.patch</text:span> 是给Linux kernel 从2.6.20到2.6.32的patch。</text:p>
        </text:list-item>
        <text:list-item>
          <text:p text:style-name="P20"><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7"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2"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2"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7"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7"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h text:style-name="P8" text:outline-level="3"><text:bookmark-start text:name="__RefHeading__11609_71337508"/>用户程序的内存<text:bookmark-end text:name="__RefHeading__11609_71337508"/></text:h>
      <text:p text:style-name="P5">KGTP可以不同停止应用层程序的情况下直接读取其内存，例如：</text:p>
      <text:p text:style-name="Quotations">#连接KGTP(这里和前面介绍的连接方法不同)</text:p>
      <text:p text:style-name="Quotations">(gdb) target extended-remote /sys/kernel/debug/gtp</text:p>
      <text:p text:style-name="Quotations">#增加一个新的inferior用来分析应用程序的信息。</text:p>
      <text:p text:style-name="Quotations">(gdb) add-inferior</text:p>
      <text:p text:style-name="Quotations">Added inferior 2</text:p>
      <text:p text:style-name="Quotations">#切换到这个inferior</text:p>
      <text:p text:style-name="Quotations">(gdb) inferior 2</text:p>
      <text:p text:style-name="Quotations">[Switching to inferior 2 [&lt;null&gt;] (&lt;noexec&gt;)]</text:p>
      <text:p text:style-name="Quotations">#转载这个程序的符号文件</text:p>
      <text:p text:style-name="Quotations">(gdb) file ~/kernel/svn/bak/a.out</text:p>
      <text:p text:style-name="Quotations">Reading symbols from /home/teawater/kernel/svn/bak/a.out...done.</text:p>
      <text:p text:style-name="Quotations">#attach到这个进程上(这不会停止这个程序)。</text:p>
      <text:p text:style-name="Quotations">(gdb) attach 10039</text:p>
      <text:p text:style-name="Quotations">Attaching to program: /home/teawater/kernel/svn/bak/a.out, Remote target</text:p>
      <text:p text:style-name="Quotations">Reading symbols from /lib/x86_64-linux-gnu/libc.so.6...(no debugging symbols found)...done.</text:p>
      <text:p text:style-name="Quotations">Loaded symbols for /lib/x86_64-linux-gnu/libc.so.6</text:p>
      <text:p text:style-name="Quotations">Reading symbols from /lib64/ld-linux-x86-64.so.2...(no debugging symbols found)...done.</text:p>
      <text:p text:style-name="Quotations">Loaded symbols for /lib64/ld-linux-x86-64.so.2</text:p>
      <text:p text:style-name="Quotations">0x0000000000000000 in ?? ()</text:p>
      <text:p text:style-name="Quotations">#于是可以读这个程序的内存</text:p>
      <text:p text:style-name="Quotations">(gdb) p c</text:p>
      <text:p text:style-name="Quotations">$3 = -1222013392</text:p>
      <text:p text:style-name="Quotations">(gdb) p c</text:p>
      <text:p text:style-name="Quotations">$4 = -590910451</text:p>
      <text:p text:style-name="P5">在这个例子中，我使用了一个多inferior命令。请到 <text:a xlink:type="simple" xlink:href="http://sourceware.org/gdb/current/onlinedocs/gdb/Inferiors-and-Programs.html">http://sourceware.org/gdb/current/onlinedocs/gdb/Inferiors-and-Programs.html</text:a> 去取得其更多相关信息。</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2"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2"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2"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2"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2"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2"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2"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2"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2"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357997226" text:style-name="L7">
        <text:list-item>
          <text:p text:style-name="P21"><text:span text:style-name="T1">bt </text:span>是GDB命令 backtrace 的别名，这个命令将打印stack中的信息：每一行是一个调用栈。</text:p>
        </text:list-item>
        <text:list-item>
          <text:p text:style-name="P21"><text:span text:style-name="T1">up n</text:span> 是向上移动n个帧。如果n是正数，则向外到更高的帧，一直到这个栈最大的一行。n的默认值是1。</text:p>
        </text:list-item>
        <text:list-item>
          <text:p text:style-name="P21"><text:span text:style-name="T1">down n</text:span> 是向下移动n个帧。如果n是正数，则向内到更低的帧，一直到最新创建的那个栈帧。n的默认值是1。</text:p>
          <text:p text:style-name="P21">is move n frames down the stack. For positive numbers n, this advances toward the innermost frame, to lower frame numbers, to frames that were created more recently. n defaults to one. 你可以把 down 缩写为 do。</text:p>
        </text:list-item>
        <text:list-item>
          <text:p text:style-name="P21"><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层程序一起使用KGTP<text:bookmark-end text:name="__RefHeading__11559_1050592842"/></text:h>
      <text:h text:style-name="Heading_20_3" text:outline-level="3"><text:bookmark-start text:name="__RefHeading__11561_1050592842"/>直接读用户层程序的内存<text:bookmark-end text:name="__RefHeading__11561_1050592842"/></text:h>
      <text:p text:style-name="P5">KGTP可以不同停止应用层程序的情况下直接读取其内存，请到<text:a xlink:type="simple" xlink:href="#用户程序的内存|outline">用户程序的内存</text:a>取得如何做。</text:p>
      <text:p text:style-name="P5"/>
      <text:h text:style-name="P8" text:outline-level="3"><text:bookmark-start text:name="__RefHeading__11563_1050592842"/>在tracepoint收集用户层程序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1743228549" text:style-name="L8">
        <text:list-item>
          <text:p text:style-name="P22"><text:span text:style-name="T1">name</text:span> 特殊trace状态变量的名字.</text:p>
        </text:list-item>
        <text:list-item>
          <text:p text:style-name="P22"><text:span text:style-name="T1">val</text:span> 特殊trace状态变量的初始值.</text:p>
        </text:list-item>
        <text:list-item>
          <text:p text:style-name="P22"><text:span text:style-name="T1">hooks</text:span> 函数指针。如果这个功能不支持，函数指针就设置为NULL。</text:p>
        </text:list-item>
        <text:list-item>
          <text:p text:style-name="P22"><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022383034" text:style-name="L9">
        <text:list-item>
          <text:p text:style-name="P23"><text:span text:style-name="T1">gdb_set_val</text:span> 在GDB设置TSV值的时候调用，请 <text:span text:style-name="T1">注意</text:span> TSV只能被GDB命令"tvariable $xxx=1"设置而且只有在GDB命令"tstart"的时候才会被发到KGTP。</text:p>
          <text:list>
            <text:list-item>
              <text:p text:style-name="P23"><text:span text:style-name="T1">unused</text:span> 是无用的，只用来让这个指针可以和agent_set_val共享函数。</text:p>
            </text:list-item>
            <text:list-item>
              <text:p text:style-name="P23"><text:span text:style-name="T1">var</text:span> 是指向gtp_var的指针，于是当多个TSV共享一个函数的时候，这个值可以用来判定哪个TSV被访问了。</text:p>
            </text:list-item>
            <text:list-item>
              <text:p text:style-name="P23"><text:span text:style-name="T1">val</text:span> 是GDB设置来的值。</text:p>
            </text:list-item>
            <text:list-item>
              <text:p text:style-name="P23"><text:soft-page-break/><text:span text:style-name="T1">返回值</text:span> 错误返回-1，正确返回0。</text:p>
            </text:list-item>
          </text:list>
        </text:list-item>
        <text:list-item>
          <text:p text:style-name="P23"><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3"><text:span text:style-name="T1">unused</text:span> 和gdb_set_val作用相同。</text:p>
            </text:list-item>
            <text:list-item>
              <text:p text:style-name="P23"><text:span text:style-name="T1">var</text:span> 和gdb_set_val作用相同。</text:p>
            </text:list-item>
            <text:list-item>
              <text:p text:style-name="P23"><text:span text:style-name="T1">val</text:span> 用来返回值的指针。</text:p>
            </text:list-item>
            <text:list-item>
              <text:p text:style-name="P23"><text:span text:style-name="T1">返回值</text:span> 和gdb_set_val作用相同。</text:p>
            </text:list-item>
          </text:list>
        </text:list-item>
        <text:list-item>
          <text:p text:style-name="P23"><text:span text:style-name="T1">agent_set_val</text:span> 在tracepoint action(<text:a xlink:type="simple" xlink:href="#teval_expr1,_expr2,_...|outline">teval_expr1,_expr2,_...</text:a>)设置TSV的时候调用。</text:p>
          <text:list>
            <text:list-item>
              <text:p text:style-name="P23"><text:span text:style-name="T1">gts</text:span> 是指向tracepoint会话结构的指针。</text:p>
            </text:list-item>
            <text:list-item>
              <text:p text:style-name="P23"><text:span text:style-name="T1">var</text:span> 和gdb_set_val作用相同。</text:p>
            </text:list-item>
            <text:list-item>
              <text:p text:style-name="P23"><text:span text:style-name="T1">val</text:span> action设置的值。</text:p>
            </text:list-item>
            <text:list-item>
              <text:p text:style-name="P23"><text:span text:style-name="T1">返回值 </text:span>和gdb_set_val作用相同。</text:p>
            </text:list-item>
          </text:list>
        </text:list-item>
        <text:list-item>
          <text:p text:style-name="P23"><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3"><text:span text:style-name="T1">gts</text:span> 和agent_set_val作用相同。</text:p>
            </text:list-item>
            <text:list-item>
              <text:p text:style-name="P23"><text:span text:style-name="T1">var</text:span> 和gdb_set_val作用相同。</text:p>
            </text:list-item>
            <text:list-item>
              <text:p text:style-name="P23"><text:span text:style-name="T1">val</text:span> 和gdb_get_val作用相同。</text:p>
            </text:list-item>
            <text:list-item>
              <text:p text:style-name="P23"><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601856201" text:style-name="L10">
        <text:list-item>
          <text:p text:style-name="P24"><text:span text:style-name="T1">$test1</text:span> 什么也不支持。</text:p>
        </text:list-item>
        <text:list-item>
          <text:p text:style-name="P24"><text:span text:style-name="T1">$test2</text:span> 支持被GDB或者tracepoint action读写。</text:p>
        </text:list-item>
        <text:list-item>
          <text:p text:style-name="P24"><text:span text:style-name="T1">$test3</text:span> 只支持tracepoint action写，当设置一个值到里面的时候，其将找到这个值对应的符号并打印出来。例如 "teval $test3=(int64_t)$rip"。</text:p>
        </text:list-item>
        <text:list-item>
          <text:p text:style-name="P24"><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2182208415" text:style-name="L11">
        <text:list-item>
          <text:p text:style-name="P25">安装KGTP模块 <text:a xlink:type="simple" xlink:href="#如何让GDB连接KGTP|outline">如何让GDB连接KGTP</text:a></text:p>
        </text:list-item>
        <text:list-item>
          <text:p text:style-name="P25">insmod plugin_example.ko</text:p>
        </text:list-item>
        <text:list-item>
          <text:p text:style-name="P25">让GDB连上KGTP并使用其。</text:p>
        </text:list-item>
        <text:list-item>
          <text:p text:style-name="P25">断开GDB. 如果 <text:a xlink:type="simple" xlink:href="#GDB断开的时候不要停止tracepoint|outline">GDB断开的时候不要停止tracepoint</text:a> 中的选项设置为打开，则设置其为关闭。</text:p>
        </text:list-item>
        <text:list-item>
          <text:p text:style-name="P25">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1-25T16:50:03</dc:date>
    <dc:creator>teawater </dc:creator>
    <meta:editing-duration>P1DT21H53M44S</meta:editing-duration>
    <meta:editing-cycles>1957</meta:editing-cycles>
    <dc:description>https://code.google.com/p/kgtp/wiki/HOWTO
Update in 2013-06-26</dc:description>
    <dc:title>Linux Kernel GDB tracepoint module (KGTP)</dc:title>
    <meta:document-statistic meta:table-count="2" meta:image-count="0" meta:object-count="0" meta:page-count="133" meta:paragraph-count="1848" meta:word-count="8121" meta:character-count="66439" meta:non-whitespace-character-count="62171"/>
  </office:meta>
</office:document-meta>
</file>